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top="0in" fo:margin-bottom="0in"/>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style>
    <style:style style:name="T4" style:family="text">
      <style:text-properties fo:font-style="italic"/>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he Seven Fundamental Filetypes of Linux and Unix </text:h>
      <text:section text:style-name="Sect1" text:name="post-body-6032592677591040669">
        <text:p text:style-name="P1"><text:line-break/>Below are the seven fundamental filetypes in Linux. You should already know about the two basic filetypes. i.e. regular file, and directory. We will discuss remaining filetypes in detail.<text:line-break/><text:line-break/><text:span text:style-name="T1">-</text:span> : regular file<text:line-break/><text:span text:style-name="T1">d</text:span> : directory<text:line-break/><text:span text:style-name="T1">l</text:span> : symbolic link<text:line-break/><text:span text:style-name="T1">b</text:span> : block special file<text:line-break/><text:span text:style-name="T1">c</text:span> : character special file<text:line-break/><text:span text:style-name="T1">p</text:span> : named pipe<text:line-break/><text:span text:style-name="T1">s</text:span> : socket<text:line-break/><text:line-break/><text:span text:style-name="T3">Explained in detail</text:span><text:line-break/><text:span text:style-name="T3"><text:line-break/>l</text:span><text:span text:style-name="T2"> symbolic link (or symlink):</text:span> is a file that points to another file. That is, when you read from the symbolic link using, perhaps, the cat or less command, you will actually receive the contents of the underlying file. Most actions, in fact, will be performed on the underlying file, with the exception of the rm command. Removing a symlink removes the actual link itself, not the underlying file.<text:line-break/><text:span text:style-name="T3"><text:line-break/>c</text:span><text:span text:style-name="T2"> character special file:</text:span> as we know that everything in Linux is a file, even hardware. Files<text:line-break/>referencing hardware are not regular files; they are one of two types of special files. Character special files are used to communicate with hardware one character at a time.<text:line-break/><text:line-break/><text:span text:style-name="T3">b</text:span><text:span text:style-name="T2"> block special file:</text:span> used to communicate with hardware a block of data at a time: 512 bytes, 1024 bytes, 2048 bytes. whatever is appropriate for that type of hardware. Generally, block and character special files are located in the /dev directory.<text:line-break/><text:line-break/><text:span text:style-name="T3">p</text:span><text:span text:style-name="T2"> named pipe:</text:span> a file that passes data between processes. It stores no data itself, but passes data between one process writing data into the named pipe and another process reading data from the named pipe. A named pipe can be created using the mknod command. type <text:span text:style-name="T4">man mknod</text:span> to read manual of this command.<text:line-break/><text:line-break/><text:span text:style-name="T3">s</text:span><text:span text:style-name="T2"> socket:</text:span> a stylized mechanism for inter-process communications. It is extremely rare for a user or even a system administrator to explicitly create a socket.<text:line-break/></text:p>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jpandya@localhost filetypes]$ pwd</text:p>
      <text:p text:style-name="Standard">/home/jpandya/temp/filetypes</text:p>
      <text:p text:style-name="Standard">[jpandya@localhost filetypes]$ ls -l</text:p>
      <text:p text:style-name="Standard">total 24</text:p>
      <text:p text:style-name="Standard">lrwxrwxrwx 1 jpandya jpandya <text:s text:c="2"/>37 Sep <text:s/>1 10:09 elcp -&gt; /home/jpandya/MyCourses/ELCP_2015_16/</text:p>
      <text:p text:style-name="Standard">prw-rw-r-- 1 jpandya jpandya <text:s text:c="3"/>0 Sep <text:s/>1 10:09 mycommpipe</text:p>
      <text:p text:style-name="Standard">drwxrwxr-x 2 jpandya jpandya 4096 Sep <text:s/>1 10:08 mydir</text:p>
      <text:p text:style-name="Standard">-rw-rw-r-- 1 jpandya jpandya <text:s text:c="3"/>6 Sep <text:s/>1 10:08 regular.txt</text:p>
      <text:p text:style-name="Standard">[jpandya@localhost filetypes]$ ls -l /dev/ | grep c*tty* <text:s/>| head -n 2</text:p>
      <text:p text:style-name="Standard">crw-rw-rw- 1 root <text:s text:c="3"/>tty <text:s text:c="8"/>5, <text:s text:c="3"/>2 Sep <text:s/>1 13:18 ptmx</text:p>
      <text:p text:style-name="Standard">crw------- 1 root <text:s text:c="3"/>root <text:s text:c="7"/>4, <text:s text:c="3"/>0 Sep <text:s/>1 <text:s/>2015 systty</text:p>
      <text:p text:style-name="Standard">[jpandya@localhost filetypes]$ ls -l /dev/ | grep ^b <text:s/>| head -n 2</text:p>
      <text:p text:style-name="Standard">brw-r----- 1 root <text:s text:c="3"/>disk <text:s text:c="7"/>7, <text:s text:c="3"/>0 Sep <text:s/>1 09:11 loop0</text:p>
      <text:p text:style-name="Standard">brw-r----- 1 root <text:s text:c="3"/>disk <text:s text:c="7"/>7, <text:s text:c="3"/>1 Sep <text:s/>1 09:11 loop1</text:p>
      <text:p text:style-name="Standard">[jpandya@localhost filetyp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LGC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New Roman" style:font-name-complex="Lohit Hindi1"/>
    </style:style>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LGC Sans"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5-09-01T10:40:52</meta:creation-date>
    <dc:date>2015-09-01T13:20:18</dc:date>
    <meta:editing-duration>PT02H39M26S</meta:editing-duration>
    <meta:editing-cycles>4</meta:editing-cycles>
    <meta:generator>OpenOffice.org/3.1$Linux OpenOffice.org_project/310m19$Build-9420</meta:generator>
    <meta:document-statistic meta:table-count="0" meta:image-count="0" meta:object-count="0" meta:page-count="2" meta:paragraph-count="17" meta:word-count="419" meta:character-count="2552"/>
  </office:meta>
</office:document-meta>
</file>